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3f43688" officeooo:paragraph-rsid="03bcf355"/>
    </style:style>
    <style:style style:name="P4" style:family="paragraph" style:parent-style-name="Heading_20_2">
      <style:text-properties officeooo:rsid="03f43688" officeooo:paragraph-rsid="041cd9ca"/>
    </style:style>
    <style:style style:name="P5" style:family="paragraph" style:parent-style-name="Heading_20_2">
      <style:text-properties officeooo:rsid="042676bf" officeooo:paragraph-rsid="04255d09"/>
    </style:style>
    <style:style style:name="P6" style:family="paragraph" style:parent-style-name="Heading_20_2">
      <style:text-properties officeooo:rsid="0428056d" officeooo:paragraph-rsid="04255d09"/>
    </style:style>
    <style:style style:name="P7" style:family="paragraph" style:parent-style-name="Heading_20_2">
      <style:text-properties officeooo:paragraph-rsid="04255d09"/>
    </style:style>
    <style:style style:name="P8" style:family="paragraph" style:parent-style-name="Text_20_body">
      <style:text-properties officeooo:rsid="040eb3f6" officeooo:paragraph-rsid="040eb3f6"/>
    </style:style>
    <style:style style:name="P9" style:family="paragraph" style:parent-style-name="Text_20_body">
      <style:text-properties officeooo:rsid="041ecfea" officeooo:paragraph-rsid="041ecfea"/>
    </style:style>
    <style:style style:name="P10" style:family="paragraph" style:parent-style-name="Text_20_body">
      <style:text-properties officeooo:rsid="042676bf" officeooo:paragraph-rsid="04255d09"/>
    </style:style>
    <style:style style:name="P11" style:family="paragraph" style:parent-style-name="Text_20_body">
      <style:text-properties officeooo:rsid="0428056d" officeooo:paragraph-rsid="04255d09"/>
    </style:style>
    <style:style style:name="P12" style:family="paragraph" style:parent-style-name="Text_20_body">
      <style:text-properties officeooo:rsid="0438eb2e" officeooo:paragraph-rsid="04255d09"/>
    </style:style>
    <style:style style:name="P13" style:family="paragraph" style:parent-style-name="Text_20_body">
      <style:text-properties officeooo:rsid="042ba96f" officeooo:paragraph-rsid="04255d09"/>
    </style:style>
    <style:style style:name="P14" style:family="paragraph" style:parent-style-name="Text_20_body">
      <style:text-properties officeooo:paragraph-rsid="04255d09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10a809" officeooo:paragraph-rsid="0412d26c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12d26c" officeooo:paragraph-rsid="0413c16b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24939e" officeooo:paragraph-rsid="0424939e"/>
    </style:style>
    <style:style style:name="P18" style:family="paragraph" style:parent-style-name="Heading_20_2">
      <style:paragraph-properties fo:text-align="end" style:justify-single-word="false" style:writing-mode="rl-tb"/>
      <style:text-properties fo:font-weight="normal" officeooo:rsid="0428056d" officeooo:paragraph-rsid="04255d09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0ff3de" officeooo:paragraph-rsid="040ff3de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0ff3de" officeooo:paragraph-rsid="0410a809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0ff3de" officeooo:paragraph-rsid="041cd9ca"/>
    </style:style>
    <style:style style:name="P22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0eb3f6" style:font-weight-asian="normal" style:font-weight-complex="normal"/>
    </style:style>
    <style:style style:name="T3" style:family="text">
      <style:text-properties fo:font-weight="normal" officeooo:rsid="0418561d" style:font-weight-asian="normal" style:font-weight-complex="normal"/>
    </style:style>
    <style:style style:name="T4" style:family="text">
      <style:text-properties fo:font-weight="normal" officeooo:rsid="041cd9ca" style:font-weight-asian="normal" style:font-weight-complex="normal"/>
    </style:style>
    <style:style style:name="T5" style:family="text">
      <style:text-properties fo:font-weight="normal" officeooo:rsid="042676bf" style:font-weight-asian="normal" style:font-weight-complex="normal"/>
    </style:style>
    <style:style style:name="T6" style:family="text">
      <style:text-properties fo:font-weight="normal" officeooo:rsid="0427028f" style:font-weight-asian="normal" style:font-weight-complex="normal"/>
    </style:style>
    <style:style style:name="T7" style:family="text">
      <style:text-properties fo:font-weight="normal" officeooo:rsid="0430432f" style:font-weight-asian="normal" style:font-weight-complex="normal"/>
    </style:style>
    <style:style style:name="T8" style:family="text">
      <style:text-properties fo:font-weight="normal" officeooo:rsid="04393f99" style:font-weight-asian="normal" style:font-weight-complex="normal"/>
    </style:style>
    <style:style style:name="T9" style:family="text">
      <style:text-properties fo:font-weight="normal" officeooo:rsid="0425752c" style:font-weight-asian="normal" style:font-weight-complex="normal"/>
    </style:style>
    <style:style style:name="T10" style:family="text">
      <style:text-properties fo:font-weight="normal" officeooo:rsid="0426bcb4" style:font-weight-asian="normal" style:font-weight-complex="normal"/>
    </style:style>
    <style:style style:name="T11" style:family="text">
      <style:text-properties fo:font-weight="normal" officeooo:rsid="04284f78" style:font-weight-asian="normal" style:font-weight-complex="normal"/>
    </style:style>
    <style:style style:name="T12" style:family="text">
      <style:text-properties officeooo:rsid="0410a809"/>
    </style:style>
    <style:style style:name="T13" style:family="text">
      <style:text-properties officeooo:rsid="0412552b"/>
    </style:style>
    <style:style style:name="T14" style:family="text">
      <style:text-properties officeooo:rsid="0412d26c"/>
    </style:style>
    <style:style style:name="T15" style:family="text">
      <style:text-properties officeooo:rsid="0413c16b"/>
    </style:style>
    <style:style style:name="T16" style:family="text">
      <style:text-properties officeooo:rsid="0415031c"/>
    </style:style>
    <style:style style:name="T17" style:family="text">
      <style:text-properties fo:font-weight="bold" officeooo:rsid="041ce1da" style:font-weight-asian="bold" style:font-weight-complex="bold"/>
    </style:style>
    <style:style style:name="T18" style:family="text">
      <style:text-properties fo:font-weight="bold" officeooo:rsid="042b1e76" style:font-weight-asian="bold" style:font-weight-complex="bold"/>
    </style:style>
    <style:style style:name="T19" style:family="text">
      <style:text-properties officeooo:rsid="0428056d"/>
    </style:style>
    <style:style style:name="T20" style:family="text">
      <style:text-properties officeooo:rsid="0429f91f"/>
    </style:style>
    <style:style style:name="T21" style:family="text">
      <style:text-properties officeooo:rsid="0428777c"/>
    </style:style>
    <style:style style:name="T22" style:family="text">
      <style:text-properties officeooo:rsid="042cae42"/>
    </style:style>
    <style:style style:name="T23" style:family="text">
      <style:text-properties officeooo:rsid="042b1e76"/>
    </style:style>
    <style:style style:name="T24" style:family="text">
      <style:text-properties officeooo:rsid="04393f99"/>
    </style:style>
    <style:style style:name="T25" style:family="text">
      <style:text-properties officeooo:rsid="042e6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ש</text:span><text:span text:style-name="T1">יעורי בית</text:span></text:h>
      <text:p text:style-name="P3"><text:span text:style-name="T3">1. </text:span><text:span text:style-name="T2">ניסוי </text:span><text:span text:style-name="T11">ב</text:span><text:span text:style-name="T2">העברת פרמטרים</text:span></text:p>
      <text:p text:style-name="P8">לפניכם <text:span text:style-name="T13">שתי </text:span>דרכים להגדיר פונקציה<text:span text:style-name="T13"> שמדפיסה מטריצה:</text:span></text:p>
      <text:p text:style-name="P19">void print<text:span text:style-name="T15">1</text:span>(Matrix m) {<text:span text:style-name="T12"> </text:span><text:tab/>...<text:span text:style-name="T12"> <text:s/></text:span>}</text:p>
      <text:p text:style-name="P20">void print<text:span text:style-name="T15">2</text:span>(<text:span text:style-name="T12">const </text:span>Matrix<text:span text:style-name="T12">&amp;</text:span> m) {<text:span text:style-name="T12"> </text:span><text:tab/>...<text:span text:style-name="T12"> <text:s/></text:span>}</text:p>
      <text:p text:style-name="P15">א. הסבירו במילים מה ההבדל בין <text:span text:style-name="T14">שתי הדרכים - מה קורה כשקוראים לprint בכל אחד מהמקרים? באיזה מצב עדיף להשתמש בדרך הראשונה ובאיזה מצב עדיף להשתמש בדרך השניה?</text:span></text:p>
      <text:p text:style-name="P16">ב. <text:span text:style-name="T12">כיתבו מחלקה בשם Matrix, שתי פונקציות print1,print2 עם מימוש זהה, ותוכנית ראשית המדגימה את </text:span>ההבדל שציינתם<text:span text:style-name="T16"> בסעיף א. צרפו פלט הרצה או צילום-מסך המראה שאכן יש הבדל בין שתי הפונקציות.</text:span></text:p>
      <text:p text:style-name="P4"><text:span text:style-name="T4">2</text:span><text:span text:style-name="T3">. </text:span><text:span text:style-name="T4">עוד </text:span><text:span text:style-name="T2">ניסוי </text:span><text:span text:style-name="T11">ב</text:span><text:span text:style-name="T2">העברת פרמטרים</text:span></text:p>
      <text:p text:style-name="P9">חיזרו על תרגיל 1 עם הפונקציות: </text:p>
      <text:p text:style-name="P21">void print<text:span text:style-name="T15">1</text:span>(Matrix<text:span text:style-name="T17">&amp;</text:span> m) {<text:span text:style-name="T12"> </text:span><text:tab/>...<text:span text:style-name="T12"> <text:s/></text:span>}</text:p>
      <text:p text:style-name="P21">void print<text:span text:style-name="T15">2</text:span>(<text:span text:style-name="T12">const </text:span>Matrix<text:span text:style-name="T12">&amp;</text:span> m) {<text:span text:style-name="T12"> </text:span><text:tab/>...<text:span text:style-name="T12"> <text:s/></text:span>}</text:p>
      <text:p text:style-name="P17"/>
      <text:h text:style-name="P22" text:outline-level="1">שאלות למבחן</text:h>
      <text:p text:style-name="P7"><text:span text:style-name="T5">1</text:span><text:span text:style-name="T1">. </text:span><text:span text:style-name="T9">const</text:span></text:p>
      <text:p text:style-name="P10"><text:span text:style-name="T19">א. </text:span>נתונה הגדרה של מחלקה [בלי const]. הוסיפו const לכל השיטות שצריך להוסיף להן const.</text:p>
      <text:p text:style-name="P11">ב. כיתבו תוכנית ראשית<text:span text:style-name="T20">,</text:span> שלא תתקמפל בלי השינויים<text:span text:style-name="T21">,</text:span> וכן תתקמפל עם השינויים.</text:p>
      <text:p text:style-name="P12">ג. כיתבו מימוש שגוי לאחת השיטות, שיתקמפל בלי השינויים, ולא יתקמפל עם השינויים.</text:p>
      <text:p text:style-name="P5"><text:span text:style-name="T6">2</text:span><text:span text:style-name="T1">. </text:span><text:span text:style-name="T7">חדר בריחה למתכנתים</text:span></text:p>
      <text:p text:style-name="P11">נתונה הגדרה של מחלקה <text:span text:style-name="T22">עם 8 שיטות שונות </text:span>[עם <text:span text:style-name="T22">ובלי </text:span>const]. נתונה תוכנית ראשית. <text:span text:style-name="T23">נתון שהתוכנית מחזירה ערך שגוי - היא מחזירה 4 וצריכה להחזיר 5. יש לכם 60 דקות לתקן את הבאג. <text:s/>הבעיה, שהשיטות כל-כך ארוכות ומסובכות, שייקח לכם </text:span><text:span text:style-name="T18">לפחות 20 דקות</text:span><text:span text:style-name="T23"> לקרוא ולהבין כל אחת מהן. מה תעשו? נמקו היטב את החלטתכם.</text:span></text:p>
      <text:p text:style-name="P6"><text:span text:style-name="T8">3</text:span><text:span text:style-name="T1">.</text:span><text:span text:style-name="T10"> תיקון תקלות</text:span></text:p>
      <text:p text:style-name="P14">נ<text:span text:style-name="T24">תונה הגדרה של מחלקה [בלי בנאי מעתיק]. נתון שהקוד מתקמפל ללא שגיאה.</text:span></text:p>
      <text:p text:style-name="P11">א. הסבירו מה חסר במחלקה, ומדוע מדובר בתקלה חמורה?</text:p>
      <text:p text:style-name="P13">ב. כיתבו תוכנית ראשית המדגימה את הבעיה.<text:span text:style-name="T25"> הסבירו בפירוט מה התוכנית אמורה לעשות, ומה יקרה בפועל בגלל השגיאה שתיארתם בסעיף א.</text:span></text:p>
      <text:p text:style-name="P13">ג. תקנו את הבעיה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8:26:56.088968624</dc:date>
    <meta:editing-duration>P7DT22H24M43S</meta:editing-duration>
    <meta:editing-cycles>976</meta:editing-cycles>
    <meta:document-statistic meta:table-count="0" meta:image-count="0" meta:object-count="0" meta:page-count="1" meta:paragraph-count="25" meta:word-count="267" meta:character-count="1457" meta:non-whitespace-character-count="1205"/>
  </office:meta>
</office:document-meta>
</file>